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hysicalQueue.getIn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alQueue.getW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alQueue.setReceivable( boolean receiv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alQueue.relationChanged( Objec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alQueue.setInRate( int in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alQueue.isReceiv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alQueue.setSendable( boolean send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alQueue.setCapacity( Integer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alQueue.get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alQueue.Physical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hysicalQueue.setOutRate( int out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alQueue.getOut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alQueue.isSen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alQueue.get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alQueue.setQueue( QueueEntity 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alQueue.setWeight( Integer w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